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15cm" fo:min-width="2.584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267cm" fo:min-width="2.013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7cm" fo:min-width="1.38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67cm" fo:min-width="1.19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22cm" fo:min-width="1.682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267cm" fo:min-width="0.62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84cm" svg:height="3.065cm" svg:x="5.896cm" svg:y="4.9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6.115cm" svg:y="5.747cm">
          <draw:text-box>
            <text:p><text:span text:style-name="T1">sw0</text:span></text:p>
          </draw:text-box>
        </draw:frame>
        <draw:custom-shape draw:style-name="gr3" draw:text-style-name="P1" draw:layer="layout" svg:width="3.366cm" svg:height="2.509cm" svg:x="12.498cm" svg:y="16.26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1.696cm" svg:height="1.517cm" svg:x="13.405cm" svg:y="16.823cm">
          <draw:text-box>
            <text:p><text:span text:style-name="T1">s0</text:span></text:p>
          </draw:text-box>
        </draw:frame>
        <draw:custom-shape draw:style-name="gr5" draw:text-style-name="P1" draw:layer="layout" svg:width="3.084cm" svg:height="2.788cm" svg:x="1.308cm" svg:y="5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2.244cm" svg:y="5.773cm">
          <draw:text-box>
            <text:p><text:span text:style-name="T1">1</text:span></text:p>
          </draw:text-box>
        </draw:frame>
        <draw:custom-shape draw:style-name="gr1" draw:text-style-name="P1" draw:layer="layout" svg:width="3.084cm" svg:height="3.065cm" svg:x="11.151cm" svg:y="4.9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1.37cm" svg:y="5.747cm">
          <draw:text-box>
            <text:p><text:span text:style-name="T1">sw1</text:span></text:p>
          </draw:text-box>
        </draw:frame>
        <draw:custom-shape draw:style-name="gr1" draw:text-style-name="P1" draw:layer="layout" svg:width="3.084cm" svg:height="3.065cm" svg:x="17.793cm" svg:y="5.0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8.012cm" svg:y="5.894cm">
          <draw:text-box>
            <text:p><text:span text:style-name="T1">sw0</text:span></text:p>
          </draw:text-box>
        </draw:frame>
        <draw:custom-shape draw:style-name="gr1" draw:text-style-name="P1" draw:layer="layout" svg:width="3.084cm" svg:height="3.065cm" svg:x="17.829cm" svg:y="11.3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8.048cm" svg:y="12.179cm">
          <draw:text-box>
            <text:p><text:span text:style-name="T1">sw3</text:span></text:p>
          </draw:text-box>
        </draw:frame>
        <draw:custom-shape draw:style-name="gr1" draw:text-style-name="P1" draw:layer="layout" svg:width="3.084cm" svg:height="3.065cm" svg:x="17.793cm" svg:y="5.0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8.012cm" svg:y="5.894cm">
          <draw:text-box>
            <text:p><text:span text:style-name="T1">sw2</text:span></text:p>
          </draw:text-box>
        </draw:frame>
        <draw:custom-shape draw:style-name="gr1" draw:text-style-name="P1" draw:layer="layout" svg:width="3.084cm" svg:height="3.065cm" svg:x="12.629cm" svg:y="11.2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13cm" svg:height="1.517cm" svg:x="12.848cm" svg:y="12.079cm">
          <draw:text-box>
            <text:p><text:span text:style-name="T1">sw4</text:span></text:p>
          </draw:text-box>
        </draw:frame>
        <draw:custom-shape draw:style-name="gr5" draw:text-style-name="P1" draw:layer="layout" svg:width="3.084cm" svg:height="2.788cm" svg:x="1.308cm" svg:y="2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2.244cm" svg:y="2.774cm">
          <draw:text-box>
            <text:p><text:span text:style-name="T1">0</text:span></text:p>
          </draw:text-box>
        </draw:frame>
        <draw:custom-shape draw:style-name="gr5" draw:text-style-name="P1" draw:layer="layout" svg:width="3.084cm" svg:height="2.788cm" svg:x="1.308cm" svg:y="8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2.244cm" svg:y="8.774cm">
          <draw:text-box>
            <text:p><text:span text:style-name="T1">2</text:span></text:p>
          </draw:text-box>
        </draw:frame>
        <draw:custom-shape draw:style-name="gr5" draw:text-style-name="P1" draw:layer="layout" svg:width="3.084cm" svg:height="2.788cm" svg:x="11.108cm" svg:y="1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12.044cm" svg:y="1.875cm">
          <draw:text-box>
            <text:p><text:span text:style-name="T1">3</text:span></text:p>
          </draw:text-box>
        </draw:frame>
        <draw:custom-shape draw:style-name="gr5" draw:text-style-name="P1" draw:layer="layout" svg:width="3.084cm" svg:height="2.788cm" svg:x="19.408cm" svg:y="1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20.344cm" svg:y="1.976cm">
          <draw:text-box>
            <text:p><text:span text:style-name="T1">5</text:span></text:p>
          </draw:text-box>
        </draw:frame>
        <draw:custom-shape draw:style-name="gr5" draw:text-style-name="P1" draw:layer="layout" svg:width="3.084cm" svg:height="2.788cm" svg:x="16.108cm" svg:y="1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17.044cm" svg:y="1.976cm">
          <draw:text-box>
            <text:p><text:span text:style-name="T1">4</text:span></text:p>
          </draw:text-box>
        </draw:frame>
        <draw:custom-shape draw:style-name="gr5" draw:text-style-name="P1" draw:layer="layout" svg:width="3.084cm" svg:height="2.788cm" svg:x="7.308cm" svg:y="11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8.244cm" svg:y="12.274cm">
          <draw:text-box>
            <text:p><text:span text:style-name="T1">7</text:span></text:p>
          </draw:text-box>
        </draw:frame>
        <draw:custom-shape draw:style-name="gr5" draw:text-style-name="P1" draw:layer="layout" svg:width="3.084cm" svg:height="2.788cm" svg:x="7.308cm" svg:y="8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8.244cm" svg:y="9.275cm">
          <draw:text-box>
            <text:p><text:span text:style-name="T1">6</text:span></text:p>
          </draw:text-box>
        </draw:frame>
        <draw:custom-shape draw:style-name="gr5" draw:text-style-name="P1" draw:layer="layout" svg:width="3.084cm" svg:height="2.788cm" svg:x="7.308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29cm" svg:height="1.517cm" svg:x="8.244cm" svg:y="15.275cm">
          <draw:text-box>
            <text:p><text:span text:style-name="T1">8</text:span></text:p>
          </draw:text-box>
        </draw:frame>
        <draw:line draw:style-name="gr7" draw:text-style-name="P3" draw:layer="layout" svg:x1="4.483cm" svg:y1="3.531cm" svg:x2="5.753cm" svg:y2="6.071cm">
          <text:p/>
        </draw:line>
        <draw:line draw:style-name="gr8" draw:text-style-name="P3" draw:layer="layout" svg:x1="4.483cm" svg:y1="6.388cm" svg:x2="5.753cm" svg:y2="6.388cm">
          <text:p/>
        </draw:line>
        <draw:line draw:style-name="gr9" draw:text-style-name="P3" draw:layer="layout" svg:x1="4.483cm" svg:y1="9.246cm" svg:x2="5.753cm" svg:y2="6.706cm">
          <text:p/>
        </draw:line>
        <draw:line draw:style-name="gr10" draw:text-style-name="P3" draw:layer="layout" svg:x1="14.326cm" svg:y1="6.388cm" svg:x2="17.501cm" svg:y2="6.388cm">
          <text:p/>
        </draw:line>
        <draw:line draw:style-name="gr11" draw:text-style-name="P3" draw:layer="layout" svg:x1="12.738cm" svg:y1="3.848cm" svg:x2="12.738cm" svg:y2="4.801cm">
          <text:p/>
        </draw:line>
        <draw:line draw:style-name="gr12" draw:text-style-name="P3" draw:layer="layout" svg:x1="20.993cm" svg:y1="3.848cm" svg:x2="19.723cm" svg:y2="4.801cm">
          <text:p/>
        </draw:line>
        <draw:line draw:style-name="gr13" draw:text-style-name="P3" draw:layer="layout" svg:x1="17.818cm" svg:y1="3.848cm" svg:x2="19.088cm" svg:y2="4.801cm">
          <text:p/>
        </draw:line>
        <draw:line draw:style-name="gr14" draw:text-style-name="P3" draw:layer="layout" svg:x1="19.406cm" svg:y1="7.976cm" svg:x2="19.406cm" svg:y2="11.151cm">
          <text:p/>
        </draw:line>
        <draw:line draw:style-name="gr15" draw:text-style-name="P3" draw:layer="layout" svg:x1="17.818cm" svg:y1="13.056cm" svg:x2="15.913cm" svg:y2="13.056cm">
          <text:p/>
        </draw:line>
        <draw:line draw:style-name="gr16" draw:text-style-name="P3" draw:layer="layout" svg:x1="14.008cm" svg:y1="14.326cm" svg:x2="14.008cm" svg:y2="16.231cm">
          <text:p/>
        </draw:line>
        <draw:line draw:style-name="gr17" draw:text-style-name="P3" draw:layer="layout" svg:x1="10.516cm" svg:y1="9.881cm" svg:x2="12.421cm" svg:y2="12.738cm">
          <text:p/>
        </draw:line>
        <draw:line draw:style-name="gr18" draw:text-style-name="P3" draw:layer="layout" svg:x1="10.516cm" svg:y1="13.056cm" svg:x2="12.421cm" svg:y2="13.056cm">
          <text:p/>
        </draw:line>
        <draw:line draw:style-name="gr19" draw:text-style-name="P3" draw:layer="layout" svg:x1="10.516cm" svg:y1="15.913cm" svg:x2="12.421cm" svg:y2="13.373cm">
          <text:p/>
        </draw:line>
        <draw:line draw:style-name="gr20" draw:text-style-name="P3" draw:layer="layout" svg:x1="8.928cm" svg:y1="6.606cm" svg:x2="10.833cm" svg:y2="6.60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2:42:54.327000000</dc:date>
    <meta:editing-duration>PT1H42M11S</meta:editing-duration>
    <meta:editing-cycles>15</meta:editing-cycles>
    <meta:generator>LibreOffice/7.1.1.2$Windows_X86_64 LibreOffice_project/fe0b08f4af1bacafe4c7ecc87ce55bb426164676</meta:generator>
    <meta:document-statistic meta:object-count="46"/>
  </office:meta>
</office:document-meta>
</file>